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18fd" officeooo:paragraph-rsid="000618fd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076d5e" officeooo:paragraph-rsid="00076d5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spring en prog</text:p>
      <text:p text:style-name="P2">@Getmapping (“/”,”wlecome”)</text:p>
      <text:p text:style-name="P2">esto significa que el metodo va a atender las peticiones cuando en la url salga o welcome o lo que no nosotros pongamos en la barr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13:09:20.595000000</meta:creation-date>
    <dc:date>2023-04-13T14:09:30.958000000</dc:date>
    <meta:editing-duration>PT1H10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3" meta:word-count="32" meta:character-count="179" meta:non-whitespace-character-count="150"/>
  </office:meta>
</office:document-meta>
</file>